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Mangal1" svg:font-family="Mangal"/>
    <style:font-face style:name="Courier New" svg:font-family="'Courier New'" style:font-pitch="variable"/>
    <style:font-face style:name="Symbol" svg:font-family="Symbol" style:font-pitch="variable"/>
    <style:font-face style:name="Times" svg:font-family="Times" style:font-pitch="variable"/>
    <style:font-face style:name="Courier New1" svg:font-family="'Courier New'" style:font-family-generic="moder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aramond" fo:font-size="14pt" fo:font-weight="bold" style:font-size-asian="14pt" style:font-weight-asian="bold" style:font-name-complex="Garamond"/>
    </style:style>
    <style:style style:name="P2" style:family="paragraph" style:parent-style-name="Standard">
      <style:text-properties style:font-name="Garamond" fo:font-size="13pt" fo:font-weight="bold" style:font-size-asian="13pt" style:font-weight-asian="bold" style:font-name-complex="Garamond"/>
    </style:style>
    <style:style style:name="P3" style:family="paragraph" style:parent-style-name="Standard">
      <style:text-properties style:font-name="Garamond" fo:font-size="13pt" style:font-size-asian="13pt" style:font-name-complex="Garamond"/>
    </style:style>
    <style:style style:name="P4" style:family="paragraph" style:parent-style-name="Standard" style:list-style-name="WW8Num1"/>
    <style:style style:name="P5" style:family="paragraph" style:parent-style-name="Standard">
      <style:text-properties style:font-name="Garamond" fo:font-size="13pt" style:font-size-asian="13pt" style:font-name-complex="Garamond"/>
    </style:style>
    <style:style style:name="P6" style:family="paragraph" style:parent-style-name="Standard">
      <style:text-properties style:font-name="Garamond" fo:font-size="13pt" fo:font-weight="normal" style:font-size-asian="13pt" style:font-weight-asian="normal" style:font-name-complex="Garamond" style:font-weight-complex="normal"/>
    </style:style>
    <style:style style:name="P7" style:family="paragraph" style:parent-style-name="Heading_20_2" style:master-page-name="Standard">
      <style:paragraph-properties fo:text-align="center" style:justify-single-word="false" style:page-number="auto"/>
      <style:text-properties style:font-name="Garamond" fo:font-size="18pt" style:font-size-asian="18pt" style:font-name-complex="Garamond"/>
    </style:style>
    <style:style style:name="P8" style:family="paragraph" style:parent-style-name="Text_20_body">
      <style:text-properties style:font-name="Garamond" fo:font-size="14pt" style:font-size-asian="14pt" style:font-name-complex="Garamond"/>
    </style:style>
    <style:style style:name="T1" style:family="text">
      <style:text-properties style:font-name="Garamond" fo:font-size="14pt" fo:font-weight="bold" style:font-size-asian="14pt" style:font-weight-asian="bold" style:font-name-complex="Garamond"/>
    </style:style>
    <style:style style:name="T2" style:family="text">
      <style:text-properties style:font-name="Garamond" fo:font-size="14pt" style:text-underline-style="solid" style:text-underline-width="auto" style:text-underline-color="font-color" fo:font-weight="bold" style:font-size-asian="14pt" style:font-weight-asian="bold" style:font-name-complex="Garamond"/>
    </style:style>
    <style:style style:name="T3" style:family="text">
      <style:text-properties style:font-name="Garamond" fo:font-size="14pt" fo:font-style="italic" fo:font-weight="bold" style:font-size-asian="14pt" style:font-style-asian="italic" style:font-weight-asian="bold" style:font-name-complex="Garamond"/>
    </style:style>
    <style:style style:name="T4" style:family="text">
      <style:text-properties style:font-name="Garamond" fo:font-size="13pt" style:font-size-asian="13pt" style:font-name-complex="Garamond"/>
    </style:style>
    <style:style style:name="T5" style:family="text">
      <style:text-properties style:font-name="Garamond" fo:font-size="13pt" fo:font-style="italic" fo:font-weight="bold" style:font-size-asian="13pt" style:font-style-asian="italic" style:font-weight-asian="bold" style:font-name-complex="Garamond"/>
    </style:style>
    <style:style style:name="T6" style:family="text">
      <style:text-properties style:font-name="Garamond" fo:font-size="13pt" fo:font-style="italic" style:font-size-asian="13pt" style:font-style-asian="italic" style:font-name-complex="Garamond"/>
    </style:style>
    <style:style style:name="T7" style:family="text">
      <style:text-properties style:font-name="Garamond" fo:font-size="13pt" fo:font-weight="bold" style:font-size-asian="13pt" style:font-weight-asian="bold" style:font-name-complex="Garamond"/>
    </style:style>
    <style:style style:name="T8" style:family="text">
      <style:text-properties style:text-position="super 58%" style:font-name="Garamond" fo:font-size="14pt" fo:font-weight="bold" style:font-size-asian="14pt" style:font-weight-asian="bold" style:font-name-complex="Garamond"/>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English 11 Evaluation Form</text:h>
      <text:p text:style-name="P1"/>
      <text:p text:style-name="P8">Instructions: In order to receive 3 bonus points on your poetry essay, you must do the following:</text:p>
      <text:list xml:id="list1944148868984430500" text:style-name="WW8Num1">
        <text:list-item>
          <text:p text:style-name="P4"><text:span text:style-name="T1">TYPE answers to ALL the questions (</text:span><text:span text:style-name="T2">please be specific and detailed</text:span><text:span text:style-name="T1">—you’re getting two points out of it!)</text:span></text:p>
        </text:list-item>
        <text:list-item>
          <text:p text:style-name="P4"><text:span text:style-name="T1">Hand in to the box in Dave’s office and check your name off by the Friday, May 29</text:span><text:span text:style-name="T8">th</text:span><text:span text:style-name="T1">.</text:span></text:p>
        </text:list-item>
        <text:list-item>
          <text:p text:style-name="P4"><text:span text:style-name="T1">Complete the evaluation </text:span><text:span text:style-name="T3">anonymously</text:span><text:span text:style-name="T1"> (typed, no name)</text:span></text:p>
        </text:list-item>
      </text:list>
      <text:p text:style-name="P2"/>
      <text:p text:style-name="P2">Poetry Unit:</text:p>
      <text:p text:style-name="P3"/>
      <text:p text:style-name="P3">1. On a scale of 1-10, how much did you enjoy the poems we read?</text:p>
      <text:p text:style-name="P3"/>
      <text:p text:style-name="P3">The poems were AWESOME! (10)</text:p>
      <text:p text:style-name="P3"/>
      <text:p text:style-name="P3"/>
      <text:p text:style-name="P3"/>
      <text:p text:style-name="P3">2. Looking back now, do you have a favorite poem from the unit?</text:p>
      <text:p text:style-name="P3"/>
      <text:p text:style-name="P3">I have many favorite poems. To have one favorite poem isn't enough!</text:p>
      <text:p text:style-name="P3"/>
      <text:p text:style-name="P3"/>
      <text:p text:style-name="P3"/>
      <text:p text:style-name="P3">3. Did you find any enjoyment or use in memorizing a poem for your favorite poem video?</text:p>
      <text:p text:style-name="P3"/>
      <text:p text:style-name="P3">I already memorized my poem before I even knew about the project.</text:p>
      <text:p text:style-name="P3"/>
      <text:p text:style-name="P3"/>
      <text:p text:style-name="P3"/>
      <text:p text:style-name="P3"/>
      <text:p text:style-name="Standard"><text:span text:style-name="T5">Their Eyes Were Watching God</text:span><text:span text:style-name="T7"> Questions:</text:span></text:p>
      <text:p text:style-name="P2"/>
      <text:p text:style-name="P3">1. What percent of the book did you read?</text:p>
      <text:p text:style-name="P3"/>
      <text:p text:style-name="P3">I read the entire book!</text:p>
      <text:p text:style-name="P3"/>
      <text:p text:style-name="P3"/>
      <text:p text:style-name="P3"/>
      <text:p text:style-name="P3">2. How much did you like the book on a scale of 1-10?</text:p>
      <text:p text:style-name="P3"/>
      <text:p text:style-name="P3">Seven.</text:p>
      <text:p text:style-name="P3"/>
      <text:p text:style-name="P3"><text:soft-page-break/></text:p>
      <text:p text:style-name="P3">3. What is one idea this novel brought up that you’d never thought about before?</text:p>
      <text:p text:style-name="P3"/>
      <text:p text:style-name="P3">This book got me thinking about my own biases about how I view race and sex. It was an uncomfortable but educational experience.</text:p>
      <text:p text:style-name="P3"/>
      <text:p text:style-name="P3"/>
      <text:p text:style-name="Standard"><text:span text:style-name="T4">4. Did you find that watching </text:span><text:span text:style-name="T6">Beasts of the Southern Wild</text:span><text:span text:style-name="T4"> added richness to the conversation?</text:span></text:p>
      <text:p text:style-name="P3"/>
      <text:p text:style-name="P6"><text:span text:style-name="T9">Beasts of the Southern Wild </text:span><text:span text:style-name="T11">did give a different side of things, telling a story about a young black girl living in an isolated community, and how she learns to be her own person, where as TEWWG deals with Janie and her search for love. They have thematic similarities, but not very many. I feel that it does give us an alternative way to look at <text:s/>Janie by comparing </text:span><text:span text:style-name="T10">Beast</text:span><text:span text:style-name="T11">'s story with TEWWG's.</text:span></text:p>
      <text:p text:style-name="P3"/>
      <text:p text:style-name="P3"/>
      <text:p text:style-name="P2">General Course Evaluation Questions:</text:p>
      <text:p text:style-name="P2"/>
      <text:p text:style-name="P3">1. What is one thing you feel you learned really well this year? <text:s/>Was there any specific lesson or teaching method that helped you learn it?</text:p>
      <text:p text:style-name="P3"/>
      <text:p text:style-name="P3">This year, I think I learned how to write really well. I can't name any particular moment, I think it was me writing as much as I did over the entire year, incorporating the feedback I got into my writing.</text:p>
      <text:p text:style-name="P3"/>
      <text:p text:style-name="P3"/>
      <text:p text:style-name="P3"/>
      <text:p text:style-name="P3">2. What was one lesson or concept you didn’t enjoy, or found confusing or frustrating? <text:s/>Why didn’t you enjoy it?</text:p>
      <text:p text:style-name="P3"/>
      <text:p text:style-name="P3">There was no part of English class this year that I didn't like, it was all awesome. The one thing that I had a lot of trouble with was beginning the Transcendentalism unit. That brought me a lot of stress because I had no idea what to do or where to go with what I was thinking. But you know what got me out of that trap? Writing!</text:p>
      <text:p text:style-name="P3"/>
      <text:p text:style-name="P3"/>
      <text:p text:style-name="P3"/>
      <text:p text:style-name="Standard"><text:span text:style-name="T4">3. What specific text did you </text:span><text:span text:style-name="T7">enjoy</text:span><text:span text:style-name="T4"> reading the most (</text:span><text:span text:style-name="T6">The Great Gatsby, Their Eyes Were Watching God, </text:span><text:span text:style-name="T4">any of the Transcendentalist essays, any of the poems from the packet,</text:span><text:span text:style-name="T6"> </text:span><text:span text:style-name="T4">or any of the short stories)?</text:span></text:p>
      <text:p text:style-name="P3"/>
      <text:p text:style-name="P3">I enjoyed Thoreau's and Emerson's essays in Transcendentalism the most. I liked the poems and short stories we read, but I could really dig in to the Transcendentalist's writings.</text:p>
      <text:p text:style-name="P3"/>
      <text:p text:style-name="P3"><text:soft-page-break/></text:p>
      <text:p text:style-name="P3"/>
      <text:p text:style-name="Standard"><text:span text:style-name="T4">4. What specific text did you feel was most academically or intellectually </text:span><text:span text:style-name="T7">interesting</text:span><text:span text:style-name="T6"> </text:span><text:span text:style-name="T4">or </text:span><text:span text:style-name="T7">challenging</text:span><text:span text:style-name="T4"> (in a good way)? What was interesting or challenging about it?</text:span></text:p>
      <text:p text:style-name="P3"/>
      <text:p text:style-name="P3">As well as being my favorite texts, the writings of Thoreau and Emerson were the most challenging to read. This was due to their length, and the depth they went into things. There were huge paragraphical arcs of ideas that were very easy to get lost in, and even with me having practice reading stuff like that before had trouble.</text:p>
      <text:p text:style-name="P3"/>
      <text:p text:style-name="P3"/>
      <text:p text:style-name="P3"/>
      <text:p text:style-name="P3">5. How helpful did you find my comments on your essays? <text:s/>Was there too much or too little feedback? <text:s/>Did it make sense to you why you received the grade you did?</text:p>
      <text:p text:style-name="P3"/>
      <text:p text:style-name="P3">I found that talking to you gave me more about what I could have done better than reading your comments. The feedback was fine, but it could be a little more specific. The grades I received made sense for the most part, but there are still some mysteries that will never be solved.</text:p>
      <text:p text:style-name="P3"/>
      <text:p text:style-name="P3"/>
      <text:p text:style-name="P3"/>
      <text:p text:style-name="P3">6. We did grammar in a new way this year; do you feel like your understanding of grammar increased throughout the year? <text:s/>What do you feel like you’re better at? <text:s/>What do you think we should have worked on more?</text:p>
      <text:p text:style-name="P3"/>
      <text:p text:style-name="P3">My understanding of grammar did not increase, but it definitely was sharpened. I already knew about everything we talked about <text:s/>from Latin, but I had never really thought about it in the context of English. I don't remember that much about what we did specifically, so I can't say what we should have worked more on.</text:p>
      <text:p text:style-name="P3"/>
      <text:p text:style-name="P3"/>
      <text:p text:style-name="P3"/>
      <text:p text:style-name="Standard"><text:span text:style-name="T4">7. With 1 being way too little, 5 being just right, and 10 being way too much, how would you rate the </text:span><text:span text:style-name="T7">amount</text:span><text:span text:style-name="T4"> of </text:span><text:span text:style-name="T7">reading</text:span><text:span text:style-name="T4"> you received in English on an average night?</text:span></text:p>
      <text:p text:style-name="P3"/>
      <text:p text:style-name="P3">Five.</text:p>
      <text:p text:style-name="P3"/>
      <text:p text:style-name="P3"/>
      <text:p text:style-name="P3"/>
      <text:p text:style-name="Standard"><text:span text:style-name="T4">8. With 1 being way too easy, 5 being just right, and 10 being way too hard, how would you rate the </text:span><text:span text:style-name="T7">overall difficulty</text:span><text:span text:style-name="T4"> of the class this year?</text:span></text:p>
      <text:p text:style-name="P3"/>
      <text:p text:style-name="P3"><text:soft-page-break/>Seven.</text:p>
      <text:p text:style-name="P3"/>
      <text:p text:style-name="P3"/>
      <text:p text:style-name="P3"/>
      <text:p text:style-name="P3">9. Is there anything else I can do to make this course better for next year? <text:s/>Did you feel like there was anything missing from the course?</text:p>
      <text:p text:style-name="P3"/>
      <text:p text:style-name="P3">The course was awesome Dave! I loved it.</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Mangal1" svg:font-family="Mangal"/>
    <style:font-face style:name="Courier New" svg:font-family="'Courier New'" style:font-pitch="variable"/>
    <style:font-face style:name="Symbol" svg:font-family="Symbol" style:font-pitch="variable"/>
    <style:font-face style:name="Times" svg:font-family="Times" style:font-pitch="variable"/>
    <style:font-face style:name="Courier New1" svg:font-family="'Courier New'" style:font-family-generic="moder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size="12pt" fo:language="en" fo:country="US" style:font-name-asian="Times" style:font-size-asian="12pt" style:language-asian="en" style:country-asian="US" style:font-name-complex="Times New Roman" style:font-size-complex="10pt" style:language-complex="ar" style:country-complex="SA"/>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text-properties fo:font-size="13pt" fo:font-weight="bold" style:font-size-asian="13pt" style:font-weight-asian="bold"/>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Standard" style:next-style-name="Standard" style:default-outline-level="2" style:class="text">
      <style:paragraph-properties fo:keep-with-next="always"/>
      <style:text-properties fo:font-size="17pt" fo:font-weight="bold" style:font-size-asian="17pt" style:font-weight-asian="bold"/>
    </style:style>
    <style:style style:name="WW8Num1z0" style:family="text">
      <style:text-properties style:font-name="Wingdings" fo:font-size="16pt" style:font-size-asian="16pt" style:font-name-complex="Wingdings"/>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8126in" fo:margin-bottom="0.6252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English Evaluation Form</dc:title>
    <meta:initial-creator>Tim Lyons</meta:initial-creator>
    <meta:creation-date>2012-05-29T12:25:00</meta:creation-date>
    <dc:date>2015-05-26T14:38:27.27</dc:date>
    <meta:editing-cycles>9</meta:editing-cycles>
    <meta:editing-duration>PT1H5M6S</meta:editing-duration>
    <meta:generator>OpenOffice/4.1.1$Win32 OpenOffice.org_project/411m6$Build-9775</meta:generator>
    <meta:document-statistic meta:table-count="0" meta:image-count="0" meta:object-count="0" meta:page-count="4" meta:paragraph-count="40" meta:word-count="892" meta:character-count="4772"/>
  </office:meta>
</office:document-meta>
</file>